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officeooo:rsid="000a5d8f" officeooo:paragraph-rsid="000a5d8f"/>
    </style:style>
    <style:style style:name="P2" style:family="paragraph" style:parent-style-name="Brodtekst">
      <style:text-properties officeooo:paragraph-rsid="000a5d8f"/>
    </style:style>
    <style:style style:name="P3" style:family="paragraph" style:parent-style-name="Brodtekst">
      <style:paragraph-properties fo:margin-left="0.25in" fo:margin-right="0.3118in" fo:margin-top="0in" fo:margin-bottom="0.1665in" loext:contextual-spacing="false" fo:line-height="150%" fo:text-align="start" style:justify-single-word="false" fo:orphans="2" fo:widows="2" fo:text-indent="0in" style:auto-text-indent="false" style:punctuation-wrap="simple" style:writing-mode="lr-tb"/>
      <style:text-properties officeooo:paragraph-rsid="000a5d8f"/>
    </style:style>
    <style:style style:name="P4" style:family="paragraph" style:parent-style-name="Standard">
      <style:text-properties officeooo:rsid="000a5d8f" officeooo:paragraph-rsid="000a5d8f"/>
    </style:style>
    <style:style style:name="P5" style:family="paragraph" style:parent-style-name="Standard">
      <style:text-properties fo:font-weight="bold" officeooo:rsid="000a5d8f" officeooo:paragraph-rsid="000a5d8f" style:font-weight-asian="bold" style:font-weight-complex="bold"/>
    </style:style>
    <style:style style:name="T1" style:family="text">
      <style:text-properties fo:language="nb" fo:country="NO" fo:font-style="normal" style:font-style-asian="normal" style:language-complex="ar" style:country-complex="SA" style:font-style-complex="normal"/>
    </style:style>
    <style:style style:name="T2" style:family="text">
      <style:text-properties fo:language="nb" fo:country="NO" fo:font-style="italic" style:font-style-asian="italic" style:language-complex="ar" style:country-complex="SA" style:font-style-complex="italic"/>
    </style:style>
    <style:style style:name="T3" style:family="text">
      <style:text-properties fo:language="nb" fo:country="NO"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b 1.2.3</text:p>
      <text:p text:style-name="P4"/>
      <text:p text:style-name="P2"><text:span text:style-name="T1">Ideen om objektiv kunnskap på Internett er derfor en mektig og høyst symbolsk en. Tim Berners-Lee visjon som forklart i hans TED talk fra 2009, </text:span><text:span text:style-name="T2">The next web</text:span><text:span text:style-name="T1">, forklarer dette godt. Hans forklaring har vært med på å fremme en evolusjonær forståelse av nettet, hvorav jeg tør å påstå at dens assosiasjoner med biologien og menneskets grenseovertrendene oppførsel (natur) ikke er tilfeldig. I hans forklaring av det han kaller </text:span><text:span text:style-name="T2">linked data</text:span><text:span text:style-name="T1">, men som senere har blitt mest kjent som Web3.0 (eller det semantiske nettet) sier han at nettadressene som han 20 år tidligere laget for å distribuere de store mengdene med dokumenter som resulterte fra forskningsarbeidet med partikkelakseleratoren på CERN i fremtiden ville linkes til selve innholdet i dokumentene. Dette er drømmen om å løsrive informasjon fra papiret, enten dette er dokumenter, bilder, eller annet. Dette var også to år etter utgivelsen av Apples første generasjon med iPhone, og på samme tid som dominansen av Web2.0 aktørene virkelig begynte å bli anerkjent. Dette var altså et moment da 1990-tallets hyperlink-intensive Internett begynte å bli forstått i lys av kapitalens egen grenseoverskridelse. </text:span></text:p>
      <text:p text:style-name="P2"><text:span text:style-name="T1">I anerkjennelse av Web2.0 gjengir jeg kontrasten med Web1.0 som ble beskrevet under den første Web2.0 konferansen i San Francisco i 2004 slik dette er beskrevet på Wikipedia (en typisk Web2.0 aktør). Under konferansen ble begrepet assosiert med forretningsmodelen til den første store nettleseren Netscape (senere utkonkurert av Microsofts Internet Explorer): </text:span></text:p>
      <text:p text:style-name="P3"><text:span text:style-name="T3">“Netscape framed "the web as platform" in terms of the old software paradigm: their flagship product was the web browser, a desktop application, and their strategy was to use their dominance in the browser market to establish a market for high-priced server products. Control over standards for displaying content and applications in the browser would, in theory, give Netscape the kind of market power enjoyed by Microsoft in the PC market. Much like the "horseless carriage" framed the automobile as an extension of the familiar, Netscape promoted a "webtop" to replace the desktop, and planned to populate that webtop with information updates and applets pushed to the webtop by information providers who would purchase Netscape servers.” (O’Reilly, 2005, sitert i Wikipeida, 2017). </text:span></text:p>
      <text:p text:style-name="P2"><text:span text:style-name="T3">Poenget er at man isteden for å forstå Internett som programvare bygget på skrivebordet skulle kunne ha programvare applikasjoner bygget på nettet. Dette ville gjøre at ’kundene bygger din business for deg’ og hvor bruker-generert innhold kunne nyttegjøres til å skape verdi. Dette var altså det samme året Facebook startet, og som da Berners-Lee snakket kun få år senere for fult utfordret ’det gamle programvare paradigmet’. </text:span></text:p>
      <text:p text:style-name="P1"><text:soft-page-break/><text:span text:style-name="T1">Man kan si at den sterke følelsen av demokrati som var forbundet med denne utviklingen var relatert til måten dette på mange måter kollapset forståelsen av eierskap tilknyttet innho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7:56:28.656745104</meta:creation-date>
    <dc:date>2018-11-16T18:00:49.965672378</dc:date>
    <meta:editing-duration>PT4M21S</meta:editing-duration>
    <meta:editing-cycles>1</meta:editing-cycles>
    <meta:document-statistic meta:table-count="0" meta:image-count="0" meta:object-count="0" meta:page-count="2" meta:paragraph-count="6" meta:word-count="451" meta:character-count="2925" meta:non-whitespace-character-count="2476"/>
    <meta:generator>LibreOffice/6.0.6.2$Linux_X86_64 LibreOffice_project/00m0$Build-2</meta:generator>
  </office:meta>
</office:document-meta>
</file>